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6.465cm"/>
    </style:style>
    <style:style style:name="co5" style:family="table-column">
      <style:table-column-properties fo:break-before="auto" style:column-width="8.10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6.909cm"/>
    </style:style>
    <style:style style:name="co9" style:family="table-column">
      <style:table-column-properties fo:break-before="auto" style:column-width="7.02cm"/>
    </style:style>
    <style:style style:name="co10" style:family="table-column">
      <style:table-column-properties fo:break-before="auto" style:column-width="2.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Создание веток и работа с ними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№</text:p>
          </table:table-cell>
          <table:table-cell table:style-name="ce1" office:value-type="string">
            <text:p>Команда</text:p>
          </table:table-cell>
          <table:table-cell table:style-name="ce1" office:value-type="string">
            <text:p>Описание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git branch &lt;название_ветки&gt;</text:p>
          </table:table-cell>
          <table:table-cell office:value-type="string">
            <text:p>Создание ветки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string">
            <text:p>git checkout -b &lt;название_ветки&gt;</text:p>
          </table:table-cell>
          <table:table-cell office:value-type="string">
            <text:p>Создать ветку и сразу переключиться на неё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string">
            <text:p>git branch</text:p>
          </table:table-cell>
          <table:table-cell office:value-type="string">
            <text:p>Посмотреть ветки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string">
            <text:p><text:s/>git checkout &lt;название_ветки&gt;</text:p>
          </table:table-cell>
          <table:table-cell office:value-type="string">
            <text:p>Переключиться на другую ветку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string">
            <text:p>rm -Rf .git</text:p>
          </table:table-cell>
          <table:table-cell office:value-type="string">
            <text:p>удаление папки .git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3" table:number-columns-repeated="2"/>
        </table:table-row>
      </table:table>
      <table:table table:name="Основной лист" table:style-name="ta1" table:print="false"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П/п</text:p>
          </table:table-cell>
          <table:table-cell table:style-name="ce1" office:value-type="string">
            <text:p>Шаг</text:p>
          </table:table-cell>
          <table:table-cell table:style-name="ce1" office:value-type="string">
            <text:p>Ссылка на лист</text:p>
          </table:table-cell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" office:value-type="string">
            <text:p>Создание репозитория на GitHub</text:p>
          </table:table-cell>
          <table:table-cell table:style-name="ce2" office:value-type="string">
            <text:p><text:a xlink:href="#GitHub">#GitHub</text:a></text:p>
          </table:table-cell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2" office:value-type="string">
            <text:p>Создание папки проекта на диске</text:p>
          </table:table-cell>
          <table:table-cell table:style-name="ce8" office:value-type="string">
            <text:p><text:a xlink:href="#Соз. папки пр-та на диске">#Соз. папки пр-та на диске</text:a></text:p>
          </table:table-cell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2" office:value-type="string">
            <text:p>Инициализация проекта в git</text:p>
          </table:table-cell>
          <table:table-cell table:style-name="ce2" office:value-type="string">
            <text:p><text:a xlink:href="#Иниализ. пр-та в git">#Иниализ. пр-та в git</text:a></text:p>
          </table:table-cell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2" office:value-type="string">
            <text:p>Генерация SSH-коюча*</text:p>
          </table:table-cell>
          <table:table-cell table:style-name="ce2" office:value-type="string">
            <text:p><text:a xlink:href="#SSH-ключ">#SSH-ключ</text:a></text:p>
          </table:table-cell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" office:value-type="string">
            <text:p>Создание веток и работа с ними</text:p>
          </table:table-cell>
          <table:table-cell table:style-name="ce2" office:value-type="string">
            <text:p><text:a xlink:href="#Создание веток и работа с ними">#Создание веток и работа с ними</text:a></text:p>
          </table:table-cell>
        </table:table-row>
        <table:table-row table:style-name="ro1" table:number-rows-repeated="2">
          <table:table-cell/>
          <table:table-cell table:style-name="ce4"/>
          <table:table-cell table:style-name="ce2" table:number-columns-repeated="2"/>
        </table:table-row>
        <table:table-row table:style-name="ro1" table:number-rows-repeated="2">
          <table:table-cell/>
          <table:table-cell table:style-name="ce5"/>
          <table:table-cell table:number-columns-repeated="2"/>
        </table:table-row>
        <table:table-row table:style-name="ro3">
          <table:table-cell/>
          <table:table-cell table:style-name="ce5"/>
          <table:table-cell table:style-name="ce7" office:value-type="string">
            <text:p>* - при настройке в новой операционной системе</text:p>
          </table:table-cell>
          <table:table-cell/>
        </table:table-row>
        <table:table-row table:style-name="ro3">
          <table:table-cell/>
          <table:table-cell table:style-name="ce5"/>
          <table:table-cell table:number-columns-repeated="2"/>
        </table:table-row>
        <table:table-row table:style-name="ro3" table:number-rows-repeated="1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GitHub" table:style-name="ta1" table:print="false">
        <table:table-column table:style-name="co10" table:default-cell-style-name="Default"/>
        <table:table-row table:style-name="ro1">
          <table:table-cell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</table:table-row>
      </table:table>
      <table:table table:name="Соз. папки пр-та на диске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</table:table-row>
      </table:table>
      <table:table table:name="Иниализ. пр-та в git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</table:table-row>
      </table:table>
      <table:table table:name="SSH-ключ" table:style-name="ta1" table:print="false">
        <table:table-column table:style-name="co1" table:default-cell-style-name="Default"/>
        <table:table-row table:style-name="ro1" table:number-rows-repeated="40">
          <table:table-cell/>
        </table:table-row>
        <table:table-row table:style-name="ro2">
          <table:table-cell office:value-type="string">
            <text:p><text:a xlink:href="#Основной лист">#Основной лист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0">10.09.2024</text:date>, <text:time>22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5M38S</meta:editing-duration>
    <meta:editing-cycles>27</meta:editing-cycles>
    <meta:generator>OpenOffice/4.1.15$Win32 OpenOffice.org_project/4115m2$Build-9813</meta:generator>
    <dc:date>2024-09-10T22:54:50.09</dc:date>
    <meta:document-statistic meta:table-count="6" meta:cell-count="60" meta:object-count="0"/>
    <meta:user-defined meta:name="Info 1"/>
    <meta:user-defined meta:name="Info 2"/>
    <meta:user-defined meta:name="Info 3"/>
    <meta:user-defined meta:name="Info 4"/>
  </office:meta>
</office:document-meta>
</file>